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cm"/>
    </style:style>
    <style:style style:name="co2" style:family="table-column">
      <style:table-column-properties fo:break-before="auto" style:column-width="14.68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13cm" fo:break-before="auto" style:use-optimal-row-height="true"/>
    </style:style>
    <style:style style:name="ro3" style:family="table-row">
      <style:table-row-properties style:row-height="0.981cm" fo:break-before="auto" style:use-optimal-row-height="true"/>
    </style:style>
    <style:style style:name="ro4" style:family="table-row">
      <style:table-row-properties style:row-height="1.584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language="en" fo:country="US" style:font-name-asian="Times New Roman" style:font-size-asian="12pt" style:language-asian="en" style:country-asian="US" style:font-name-complex="Times New Roman" style:font-size-complex="6.80000019073486pt" style:language-complex="en" style:country-complex="US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Times New Roman" fo:font-size="11pt" fo:language="en" fo:country="US" style:font-name-asian="Times New Roman" style:font-size-asian="11pt" style:language-asian="en" style:country-asian="US" style:font-name-complex="Times New Roman" style:font-size-complex="6.25pt" style:language-complex="en" style:country-complex="US"/>
    </style:style>
    <style:style style:name="T1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6.8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 Unicode MS1" fo:font-size="11pt" fo:font-style="normal" fo:text-shadow="none" style:text-underline-style="none" fo:font-weight="normal" style:font-name-asian="Arial Unicode MS1" style:font-size-asian="11pt" style:font-style-asian="normal" style:font-weight-asian="normal" style:font-name-complex="Arial Unicode MS1" style:font-size-complex="6.30000019073486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3"/>
        <table:table-row table:style-name="ro1">
          <table:table-cell office:value-type="string">
            <text:p>id</text:p>
          </table:table-cell>
          <table:table-cell table:style-name="Default" office:value-type="string">
            <text:p>name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table:style-name="ce1" office:value-type="string">
            <text:p><text:span text:style-name="T1">Specie 1a - Affittuari di fondi rustici, condotti a mezzadria con bracciantato o direttamente</text:span></text:p>
          </table:table-cell>
        </table:table-row>
        <table:table-row table:style-name="ro2">
          <table:table-cell office:value-type="float" office:value="301">
            <text:p>301</text:p>
          </table:table-cell>
          <table:table-cell table:style-name="ce1" office:value-type="string">
            <text:p><text:span text:style-name="T1">Specie 2a - Industrie agrarie diverse, all'infuori della categoria degli affitti</text:span></text:p>
          </table:table-cell>
        </table:table-row>
        <table:table-row table:style-name="ro2">
          <table:table-cell office:value-type="float" office:value="302">
            <text:p>302</text:p>
          </table:table-cell>
          <table:table-cell table:style-name="ce2" office:value-type="string">
            <text:p><text:span text:style-name="T1">Specie 3a - Industrie agrarie esercitate da proprietari di fondi</text:span></text:p>
          </table:table-cell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<text:span text:style-name="T1">Specie 4a - Aziende di utilizzazione del bosco (abbattimento e carbonizzazione)</text:span></text:p>
          </table:table-cell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<text:span text:style-name="T1">Specie 5a - Esercizio di macchine agricole per conto terzi (incluso il noleggio)</text:span></text:p>
          </table:table-cell>
        </table:table-row>
        <table:table-row table:style-name="ro3">
          <table:table-cell office:value-type="float" office:value="305">
            <text:p>305</text:p>
          </table:table-cell>
          <table:table-cell office:value-type="string">
            <text:p><text:span text:style-name="T1">Specie 1a - Armentizia, allevamento cavalli, malghe, monta taurina, equina e suina ed altre industrie zootecniche</text:span></text:p>
          </table:table-cell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<text:span text:style-name="T1">Specie 1a - Industria della pesca, compresa quella delle spugne e del corallo</text:span></text:p>
          </table:table-cell>
        </table:table-row>
        <table:table-row table:style-name="ro4">
          <table:table-cell office:value-type="float" office:value="307">
            <text:p>307</text:p>
          </table:table-cell>
          <table:table-cell table:style-name="ce4" office:value-type="string">
            <text:p><text:span text:style-name="T1">Specie 2a - Allevamento di pesci e molluschi in acque marine (valli salse, laghi costieri, stagni litoranei, peschiere, lagune) ed in </text:span><text:span text:style-name="T2">acque interne (valli, laghi, stagni, peschiere, fiumi)</text:span></text:p>
          </table:table-cell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<text:span text:style-name="T1">Specie 1° - Miniere di minerali di ferro e di minerali metalliferi non ferrosi</text:span></text:p>
          </table:table-cell>
        </table:table-row>
        <table:table-row table:style-name="ro2">
          <table:table-cell office:value-type="float" office:value="309">
            <text:p>309</text:p>
          </table:table-cell>
          <table:table-cell table:style-name="ce2" office:value-type="string">
            <text:p><text:span text:style-name="T1">Specie 2° - Miniere di zolfo</text:span>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<text:span text:style-name="T1">Specie 3° - Miniere di combustibili fossili</text:span>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<text:span text:style-name="T1">Specie 4a -Miniere di combustibili liquidi e gassosi</text:span></text:p>
          </table:table-cell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<text:span text:style-name="T1">Specie 5a -Cave di marmo ed affini, di pietre da costruzione, di calcari, di marne, ecc</text:span></text:p>
          </table:table-cell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<text:span text:style-name="T1">Specie 6a -Cave di sabbia, ghiaia e pietrisco</text:span></text:p>
          </table:table-cell>
        </table:table-row>
        <table:table-row table:style-name="ro5">
          <table:table-cell office:value-type="float" office:value="314">
            <text:p>314</text:p>
          </table:table-cell>
          <table:table-cell table:style-name="ce5" office:value-type="string">
            <text:p><text:span text:style-name="T3">Specie 7a -Miniere di salgemma, sorgenti salate naturali e produzione di sale marino e di ebollizione (Vedi specie 2a)</text:span></text:p>
          </table:table-cell>
        </table:table-row>
      </table:table>
      <table:table table:name="Foglio2" table:style-name="ta1" table:print="false">
        <table:table-column table:style-name="co3" table:default-cell-style-name="Default"/>
        <table:table-row table:style-name="ro6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5/04/2013</text:date>, <text:time>17.2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Camilli</meta:initial-creator>
    <meta:creation-date>2013-04-05T17:16:15</meta:creation-date>
    <dc:date>2013-04-05T17:20:00</dc:date>
    <dc:creator>Alessandro Camilli</dc:creator>
    <meta:editing-duration>PT3M46S</meta:editing-duration>
    <meta:editing-cycles>1</meta:editing-cycles>
    <meta:document-statistic meta:table-count="3" meta:cell-count="32" meta:object-count="0"/>
    <meta:generator>OpenOffice.org/3.4$Unix OpenOffice.org_project/340m1$Build-9590</meta:generator>
  </office:meta>
</office:document-meta>
</file>